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34685" style:font-size-asian="12.25pt" style:font-weight-asian="normal" style:font-size-complex="14pt" style:font-weight-complex="normal"/>
    </style:style>
    <style:style style:name="P5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34685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1">3</text:span></text:p>
      <text:p text:style-name="P2">Ответьте на вопросы о прочитанном</text:p>
      <text:p text:style-name="P3"/>
      <text:p text:style-name="P3"><text:span text:style-name="T1">1. </text:span>Где (страна и город) делегаты из Организации Объединенных Наций (ООН) встречаются?<draw:control text:anchor-type="as-char" svg:y="0.2583in" draw:z-index="0" draw:name="Shape1" draw:style-name="gr1" draw:text-style-name="P5" svg:width="6.9504in" svg:height="0.7425in" draw:control="control1"/></text:p>
      <text:p text:style-name="P3"/>
      <text:p text:style-name="P3"><text:span text:style-name="T1">2. </text:span>Что ООН сегодня делает?<draw:control text:anchor-type="as-char" svg:y="0.2583in" draw:z-index="1" draw:name="Shape1" draw:style-name="gr1" draw:text-style-name="P5" svg:width="6.9504in" svg:height="0.7425in" draw:control="control2"/></text:p>
      <text:p text:style-name="P3"/>
      <text:p text:style-name="P3"><text:span text:style-name="T1">3. </text:span>Почему сегодня важный день для Джона?<draw:control text:anchor-type="as-char" svg:y="0.2583in" draw:z-index="2" draw:name="Shape1" draw:style-name="gr1" draw:text-style-name="P5" svg:width="6.9504in" svg:height="0.7425in" draw:control="control3"/></text:p>
      <text:p text:style-name="P3"/>
      <text:p text:style-name="P3"><text:span text:style-name="T1">4. </text:span>Какие паспорта у Джона?<draw:control text:anchor-type="as-char" svg:y="0.2583in" draw:z-index="3" draw:name="Shape1" draw:style-name="gr1" draw:text-style-name="P5" svg:width="6.9504in" svg:height="0.7425in" draw:control="control4"/></text:p>
      <text:p text:style-name="P3"/>
      <text:p text:style-name="P3"><text:span text:style-name="T1">5. </text:span>Где Джон родился?<draw:control text:anchor-type="as-char" svg:y="0.2583in" draw:z-index="4" draw:name="Shape1" draw:style-name="gr1" draw:text-style-name="P5" svg:width="6.9504in" svg:height="0.7425in" draw:control="control5"/></text:p>
      <text:p text:style-name="P3"/>
      <text:p text:style-name="P3"><text:soft-page-break/><text:span text:style-name="T1">6. </text:span>Кто родители Джона? Они живут?<draw:control text:anchor-type="as-char" svg:y="0.2583in" draw:z-index="5" draw:name="Shape1" draw:style-name="gr1" draw:text-style-name="P5" svg:width="6.9504in" svg:height="0.7425in" draw:control="control6"/></text:p>
      <text:p text:style-name="P3"/>
      <text:p text:style-name="P3"><text:span text:style-name="T1">7. </text:span>Где Джон жил, когда он был молодым?<draw:control text:anchor-type="as-char" svg:y="0.2583in" draw:z-index="6" draw:name="Shape1" draw:style-name="gr1" draw:text-style-name="P5" svg:width="6.9504in" svg:height="0.7425in" draw:control="control7"/></text:p>
      <text:p text:style-name="P4"/>
      <text:p text:style-name="P4"><text:span text:style-name="T1">8. </text:span>Каких друзей у Джона было?<draw:control text:anchor-type="as-char" svg:y="0.2583in" draw:z-index="7" draw:name="Shape1" draw:style-name="gr1" draw:text-style-name="P5" svg:width="6.9504in" svg:height="0.7425in" draw:control="control8"/></text:p>
      <text:p text:style-name="P3"/>
      <text:p text:style-name="P3"><text:span text:style-name="T1">9. </text:span>На каком языке говорили Джон и его друзья?<draw:control text:anchor-type="as-char" svg:y="0.2583in" draw:z-index="8" draw:name="Shape1" draw:style-name="gr1" draw:text-style-name="P5" svg:width="6.9504in" svg:height="0.7425in" draw:control="control9"/></text:p>
      <text:p text:style-name="P3"/>
      <text:p text:style-name="P3"><text:span text:style-name="T1">10. </text:span>Что Джон думал, когда он жил в детском доме?<draw:control text:anchor-type="as-char" svg:y="0.2583in" draw:z-index="9" draw:name="Shape1" draw:style-name="gr1" draw:text-style-name="P5" svg:width="6.9504in" svg:height="0.7425in" draw:control="control10"/></text:p>
      <text:p text:style-name="P3"/>
      <text:p text:style-name="P3"><text:span text:style-name="T1">11. </text:span>Где Джон сегодня работает? Кто он там?<draw:control text:anchor-type="as-char" svg:y="0.2583in" draw:z-index="10" draw:name="Shape1" draw:style-name="gr1" draw:text-style-name="P5" svg:width="6.9504in" svg:height="0.7425in" draw:control="control11"/></text:p>
      <text:p text:style-name="P3"/>
      <text:p text:style-name="P3"><text:soft-page-break/><text:span text:style-name="T1">12. </text:span>Джон любит своего работу или нет?<draw:control text:anchor-type="as-char" svg:y="0.2583in" draw:z-index="11" draw:name="Shape1" draw:style-name="gr1" draw:text-style-name="P5" svg:width="6.9504in" svg:height="0.7425in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4:48:05.336341563</dc:date>
    <meta:editing-duration>PT17M4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14" meta:word-count="94" meta:character-count="512" meta:non-whitespace-character-count="432"/>
  </office:meta>
</office:document-meta>
</file>